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766cm" fo:min-width="3.10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005cm" fo:min-width="3.227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766cm" fo:min-width="3.107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144cm" fo:min-width="3.108cm"/>
    </style:style>
    <style:style style:name="gr5" style:family="graphic" style:parent-style-name="objectwithoutfill">
      <style:graphic-properties draw:marker-end="Diamond_20_unfilled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2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765cm" fo:min-width="3.1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1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3.6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608cm" svg:height="3.016cm" svg:x="14.5cm" svg:y="14.784cm">
          <text:p text:style-name="P1">Custom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27cm" svg:height="2.255cm" svg:x="2cm" svg:y="24.613cm">
          <text:p text:style-name="P1">Menu i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3.607cm" svg:height="3.016cm" svg:x="2.32cm" svg:y="14.805cm">
          <text:p text:style-name="P1">Or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08cm" svg:height="2.394cm" svg:x="14.488cm" svg:y="25.028cm">
          <text:p text:style-name="P1">Menu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94cm" svg:y1="25.628cm" svg:x2="14.3cm" svg:y2="25.6cm">
          <text:p/>
        </draw:line>
        <draw:frame draw:style-name="gr6" draw:layer="layout" svg:width="2.219cm" svg:height="1.222cm" svg:x="5.745cm" svg:y="24.726cm">
          <draw:text-box>
            <text:p>1..*</text:p>
          </draw:text-box>
        </draw:frame>
        <draw:custom-shape draw:style-name="gr7" draw:text-style-name="P1" xml:id="id3" draw:id="id3" draw:layer="layout" svg:width="3.608cm" svg:height="3.015cm" svg:x="2.2cm" svg:y="2.7cm">
          <text:p text:style-name="P1">Table</text:p>
          <draw:enhanced-geometry svg:viewBox="0 0 21600 21600" draw:type="rectangle" draw:enhanced-path="M 0 0 L 21600 0 21600 21600 0 21600 0 0 Z N"/>
        </draw:custom-shape>
        <draw:frame draw:style-name="gr8" draw:layer="layout" svg:width="1.584cm" svg:height="1cm" svg:x="6cm" svg:y="5.3cm">
          <draw:text-box>
            <text:p>1</text:p>
          </draw:text-box>
        </draw:frame>
        <draw:frame draw:style-name="gr9" draw:layer="layout" svg:width="1.55cm" svg:height="1.085cm" svg:x="12.95cm" svg:y="3.215cm">
          <draw:text-box>
            <text:p>1..*</text:p>
          </draw:text-box>
        </draw:frame>
        <draw:frame draw:style-name="gr10" draw:text-style-name="P2" draw:layer="layout" svg:width="2.9cm" svg:height="1.673cm" svg:x="8.4cm" svg:y="9.827cm">
          <draw:text-box>
            <text:p><text:span text:style-name="T1">A table can </text:span></text:p>
            <text:p><text:span text:style-name="T1">have many</text:span></text:p>
            <text:p><text:span text:style-name="T1">customers</text:span></text:p>
          </draw:text-box>
        </draw:frame>
        <draw:frame draw:style-name="gr11" draw:text-style-name="P2" draw:layer="layout" svg:width="5.138cm" svg:height="2.147cm" svg:x="8.39cm" svg:y="26.1cm">
          <draw:text-box>
            <text:p><text:span text:style-name="T1">A menu has</text:span></text:p>
            <text:p><text:span text:style-name="T1">many menu items,</text:span></text:p>
            <text:p><text:span text:style-name="T1">many menu items make </text:span></text:p>
            <text:p><text:span text:style-name="T1">up a menu</text:span></text:p>
          </draw:text-box>
        </draw:frame>
        <draw:frame draw:style-name="gr12" draw:layer="layout" svg:width="1.16cm" svg:height="1.085cm" svg:x="12.867cm" svg:y="24.704cm">
          <draw:text-box>
            <text:p>1</text:p>
          </draw:text-box>
        </draw:frame>
        <draw:frame draw:style-name="gr12" draw:layer="layout" svg:width="1.16cm" svg:height="1.085cm" svg:x="4.248cm" svg:y="17.849cm">
          <draw:text-box>
            <text:p>1</text:p>
          </draw:text-box>
        </draw:frame>
        <draw:frame draw:style-name="gr6" draw:layer="layout" svg:width="2.006cm" svg:height="1.222cm" svg:x="4.236cm" svg:y="23.373cm">
          <draw:text-box>
            <text:p>1..*</text:p>
          </draw:text-box>
        </draw:frame>
        <draw:frame draw:style-name="gr13" draw:text-style-name="P2" draw:layer="layout" svg:width="4.579cm" svg:height="2.42cm" svg:x="4.023cm" svg:y="19.713cm">
          <draw:text-box>
            <text:p><text:span text:style-name="T1">Order has many menu items, </text:span></text:p>
            <text:p><text:span text:style-name="T1">Many menu items make up an order</text:span></text:p>
          </draw:text-box>
        </draw:frame>
        <draw:line draw:style-name="gr5" draw:text-style-name="P1" draw:layer="layout" svg:x1="4.023cm" svg:y1="24.613cm" svg:x2="4.023cm" svg:y2="17.962cm">
          <text:p/>
        </draw:line>
        <draw:connector draw:style-name="gr14" draw:text-style-name="P1" draw:layer="layout" draw:type="line" svg:x1="5.927cm" svg:y1="16.313cm" svg:x2="14.5cm" svg:y2="16.292cm" draw:start-shape="id1" draw:start-glue-point="1" draw:end-shape="id2" draw:end-glue-point="3" svg:d="M5927 16313l8573-21" svg:viewBox="0 0 8574 22">
          <text:p/>
        </draw:connector>
        <draw:frame draw:style-name="gr12" draw:layer="layout" svg:width="1.159cm" svg:height="1.085cm" svg:x="5.846cm" svg:y="15.256cm">
          <draw:text-box>
            <text:p>1</text:p>
          </draw:text-box>
        </draw:frame>
        <draw:frame draw:style-name="gr15" draw:layer="layout" svg:width="1.159cm" svg:height="1.084cm" svg:x="5.8cm" svg:y="3.1cm">
          <draw:text-box>
            <text:p>1</text:p>
          </draw:text-box>
        </draw:frame>
        <draw:frame draw:style-name="gr16" draw:layer="layout" svg:width="5.539cm" svg:height="1.886cm" svg:x="7.561cm" svg:y="16.7cm">
          <draw:text-box>
            <text:p><text:span text:style-name="T1">Customer makes an order, order can be made by a customer</text:span></text:p>
          </draw:text-box>
        </draw:frame>
        <draw:custom-shape draw:style-name="gr7" draw:text-style-name="P1" xml:id="id4" draw:id="id4" draw:layer="layout" svg:width="3.608cm" svg:height="3.015cm" svg:x="14.492cm" svg:y="2.7cm">
          <text:p text:style-name="P1">Booking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5.808cm" svg:y1="4.207cm" svg:x2="16.304cm" svg:y2="14.784cm" draw:start-shape="id3" draw:start-glue-point="1" draw:end-shape="id2" draw:end-glue-point="0" svg:d="M5808 4207l10496 10577" svg:viewBox="0 0 10497 10578">
          <text:p/>
        </draw:connector>
        <draw:connector draw:style-name="gr14" draw:text-style-name="P1" draw:layer="layout" draw:type="line" svg:x1="16.304cm" svg:y1="14.784cm" svg:x2="16.296cm" svg:y2="5.715cm" draw:start-shape="id2" draw:start-glue-point="0" draw:end-shape="id4" draw:end-glue-point="2" svg:d="M16304 14784l-8-9069" svg:viewBox="0 0 9 9070">
          <text:p/>
        </draw:connector>
        <draw:connector draw:style-name="gr14" draw:text-style-name="P1" draw:layer="layout" draw:type="line" svg:x1="5.808cm" svg:y1="4.207cm" svg:x2="14.492cm" svg:y2="4.207cm" draw:start-shape="id3" draw:start-glue-point="1" draw:end-shape="id4" draw:end-glue-point="3" svg:d="M5808 4207h8684" svg:viewBox="0 0 8685 1">
          <text:p/>
        </draw:connector>
        <draw:frame draw:style-name="gr15" draw:layer="layout" svg:width="1.159cm" svg:height="1.084cm" svg:x="13.614cm" svg:y="15.166cm">
          <draw:text-box>
            <text:p>1</text:p>
          </draw:text-box>
        </draw:frame>
        <draw:frame draw:style-name="gr9" draw:layer="layout" svg:width="1.55cm" svg:height="1.085cm" svg:x="14.25cm" svg:y="13.901cm">
          <draw:text-box>
            <text:p>1..*</text:p>
          </draw:text-box>
        </draw:frame>
        <draw:frame draw:style-name="gr9" draw:layer="layout" svg:width="1.55cm" svg:height="1.085cm" svg:x="16.45cm" svg:y="13.9cm">
          <draw:text-box>
            <text:p>1</text:p>
          </draw:text-box>
        </draw:frame>
        <draw:frame draw:style-name="gr17" draw:layer="layout" svg:width="3.625cm" svg:height="2.384cm" svg:x="9cm" svg:y="2.1cm">
          <draw:text-box>
            <text:p><text:span text:style-name="T1">A table can have many bookings</text:span></text:p>
            <text:p/>
          </draw:text-box>
        </draw:frame>
        <draw:frame draw:style-name="gr18" draw:text-style-name="P2" draw:layer="layout" svg:width="3.3cm" svg:height="2.621cm" svg:x="16.6cm" svg:y="8.9cm">
          <draw:text-box>
            <text:p><text:span text:style-name="T1">A booking is made by a customer</text:span></text:p>
          </draw:text-box>
        </draw:frame>
        <draw:frame draw:style-name="gr9" draw:layer="layout" svg:width="1.55cm" svg:height="1.085cm" svg:x="16.55cm" svg:y="5.915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9:32:31.977000000</meta:creation-date>
    <dc:date>2014-12-29T20:45:55.062000000</dc:date>
    <meta:editing-duration>PT3H10M12S</meta:editing-duration>
    <meta:editing-cycles>18</meta:editing-cycles>
    <meta:generator>LibreOffice/4.3.2.2$Windows_x86 LibreOffice_project/edfb5295ba211bd31ad47d0bad0118690f76407d</meta:generator>
    <meta:document-statistic meta:object-count="30"/>
  </office:meta>
</office:document-meta>
</file>